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3b01d" officeooo:paragraph-rsid="0013b01d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rsid="0013b01d" officeooo:paragraph-rsid="0013b01d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5a699" officeooo:paragraph-rsid="0015a699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5a699" officeooo:paragraph-rsid="0016e0ae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6e0ae" officeooo:paragraph-rsid="0016e0ae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3b01d" officeooo:paragraph-rsid="00145b5b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45b5b" officeooo:paragraph-rsid="00145b5b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a2b06" officeooo:paragraph-rsid="001a2b06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2pt" officeooo:rsid="0013b01d" officeooo:paragraph-rsid="0013b01d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3b01d" officeooo:paragraph-rsid="00145b5b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3b01d" officeooo:paragraph-rsid="0015a69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45b5b" officeooo:paragraph-rsid="00145b5b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5a699" officeooo:paragraph-rsid="0015a699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5a699" officeooo:paragraph-rsid="0016e0ae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5a699" officeooo:paragraph-rsid="001a2b06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6e0ae" officeooo:paragraph-rsid="0016e0ae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89721" officeooo:paragraph-rsid="00189721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a2b06" officeooo:paragraph-rsid="001a2b06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be6b4" officeooo:paragraph-rsid="001be6b4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45b5b" officeooo:paragraph-rsid="00145b5b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5a699" officeooo:paragraph-rsid="0015a699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15a699" officeooo:paragraph-rsid="001d6c04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f284c" officeooo:paragraph-rsid="001f284c" style:font-size-asian="10.5pt" style:font-size-complex="12pt"/>
    </style:style>
    <style:style style:name="T1" style:family="text">
      <style:text-properties officeooo:rsid="0013b01d"/>
    </style:style>
    <style:style style:name="T2" style:family="text">
      <style:text-properties officeooo:rsid="00145b5b"/>
    </style:style>
    <style:style style:name="T3" style:family="text">
      <style:text-properties officeooo:rsid="0016e0ae"/>
    </style:style>
    <style:style style:name="T4" style:family="text">
      <style:text-properties officeooo:rsid="00189721"/>
    </style:style>
    <style:style style:name="T5" style:family="text">
      <style:text-properties officeooo:rsid="001d6c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énarii</text:p>
      <text:p text:style-name="P2">Scénario principal</text:p>
      <text:p text:style-name="P2"/>
      <text:p text:style-name="P9">1- l’acteur clique sur nouvel emprunt</text:p>
      <text:p text:style-name="P9">2 - le système affiche un écran pour choisir l’usager</text:p>
      <text:p text:style-name="P10">3 – <text:span text:style-name="T2">l’acteur sélectionne l’usager</text:span></text:p>
      <text:p text:style-name="P12">4 – le système affiche les détails de l’usager</text:p>
      <text:p text:style-name="P12">5 – l’acteur valide</text:p>
      <text:p text:style-name="P22"><text:span text:style-name="T5">6</text:span> – le système indique le nombre d’emprunt en cours</text:p>
      <text:p text:style-name="P22"><text:span text:style-name="T5">7</text:span> – l’acteur vérifie le nombre d’emprunt en cours</text:p>
      <text:p text:style-name="P12"><text:span text:style-name="T5">8</text:span> – le système affiche la liste des ressources</text:p>
      <text:p text:style-name="P12"><text:span text:style-name="T5">9</text:span> – l’acteur sélectionne la ressource</text:p>
      <text:p text:style-name="P23">10 – le système vérifie la disponibilité du document</text:p>
      <text:p text:style-name="P23">11 – l’acteur valide</text:p>
      <text:p text:style-name="P12"><text:span text:style-name="T5">10</text:span> – le système demande confirmation</text:p>
      <text:p text:style-name="P12"><text:span text:style-name="T5">11</text:span> – l’acteur valide</text:p>
      <text:p text:style-name="P13">12 – le système génère une nouvelle fiche d’emprunt</text:p>
      <text:p text:style-name="P10"/>
      <text:p text:style-name="P6"><text:span text:style-name="T2">Scénario secondaire</text:span> <text:s/></text:p>
      <text:p text:style-name="P7"/>
      <text:p text:style-name="P7">I/ le client n’existe pas</text:p>
      <text:p text:style-name="P12"/>
      <text:p text:style-name="P12">3 – l’acteur ne trouve pas l’usager et demande à en créer un nouveau</text:p>
      <text:p text:style-name="P12">4 – le système affiche un formulaire d’inscription</text:p>
      <text:p text:style-name="P12">5 – l’acteur remplit le formulaire</text:p>
      <text:p text:style-name="P12">6 – le système demande un confirmation</text:p>
      <text:p text:style-name="P12">7 – l’acteur confirme</text:p>
      <text:p text:style-name="P12">8 – le système affiche les détails de l’usager</text:p>
      <text:p text:style-name="P12">9 _ l’acteur valide</text:p>
      <text:p text:style-name="P17">10 – le système demande une cotisation</text:p>
      <text:p text:style-name="P17">11 – l’acteur valide la cotisation</text:p>
      <text:p text:style-name="P12">12 – le système affiche la liste des ressources</text:p>
      <text:p text:style-name="P12">13 – l’acteur sélectionne la ressource</text:p>
      <text:p text:style-name="P12">14 – le système demande confirmation</text:p>
      <text:p text:style-name="P13">15 – l’acteur valide</text:p>
      <text:p text:style-name="P13">1<text:span text:style-name="T4">6</text:span>– le système indique le nombre d’emprunt en cours</text:p>
      <text:p text:style-name="P13">1<text:span text:style-name="T4">7</text:span>– l’acteur vérifie le nombre d’emprunt en cours</text:p>
      <text:p text:style-name="P13">1<text:span text:style-name="T4">8</text:span>– le système génère une nouvelle fiche d’emprunt</text:p>
      <text:p text:style-name="P11"/>
      <text:p text:style-name="P7">II/ la ressource est introuvable</text:p>
      <text:p text:style-name="P12"/>
      <text:p text:style-name="P13">8 – le système ne trouve pas la ressource et informe l’acteur</text:p>
      <text:p text:style-name="P13">9 - <text:span text:style-name="T1">l’acteur clique sur nouvel emprunt</text:span></text:p>
      <text:p text:style-name="P13"/>
      <text:p text:style-name="P3"/>
      <text:p text:style-name="P3"/>
      <text:p text:style-name="P3">III/ le client veut emprunter un CD-ROM <text:span text:style-name="T3">(-5 emprunts)</text:span></text:p>
      <text:p text:style-name="P14"/>
      <text:p text:style-name="P16">12 – le système demande une caution</text:p>
      <text:p text:style-name="P16"><text:soft-page-break/>13 – l’acteur valide la caution</text:p>
      <text:p text:style-name="P16">14 – le système génère une fiche d’emprunt</text:p>
      <text:p text:style-name="P16"/>
      <text:p text:style-name="P5">IV/ le client veut consulter un micro-film (écran libre, -5 emprunts)</text:p>
      <text:p text:style-name="P16">12 – le système affiche le nombre d’écrans de disponible</text:p>
      <text:p text:style-name="P16">13 – l’acteur valide</text:p>
      <text:p text:style-name="P16">14 – le système génère une fiche d’emprunt</text:p>
      <text:p text:style-name="P16"/>
      <text:p text:style-name="P5">V/ le client veut consulter un micro-film (écran non libre, -5 emprunts)</text:p>
      <text:p text:style-name="P16">13 – le système n’affiche aucun écran de libre</text:p>
      <text:p text:style-name="P16">14 – l’acteur clique sur nouvel emprunt</text:p>
      <text:p text:style-name="P16"/>
      <text:p text:style-name="P4"><text:span text:style-name="T4">VII</text:span>/ le client veut emprunter un CD-ROM <text:span text:style-name="T3">(+5 emprunts)</text:span></text:p>
      <text:p text:style-name="P14">10 – le système indique le nombre d’emprunt en cours</text:p>
      <text:p text:style-name="P14">11 – l’acteur <text:span text:style-name="T4">annule l’action</text:span></text:p>
      <text:p text:style-name="P14"/>
      <text:p text:style-name="P5"><text:span text:style-name="T4">VIII</text:span>/ le client veut consulter un micro-film (écran libre, <text:span text:style-name="T4">+</text:span>5 emprunts)</text:p>
      <text:p text:style-name="P14">10 – le système indique le nombre d’emprunt en cours</text:p>
      <text:p text:style-name="P14">11 – l’acteur <text:span text:style-name="T4">annule l’action</text:span></text:p>
      <text:p text:style-name="P5"/>
      <text:p text:style-name="P5"><text:span text:style-name="T4">IX</text:span>/ le client veut consulter un micro-film (écran non libre, <text:span text:style-name="T4">+</text:span>5 emprunts)</text:p>
      <text:p text:style-name="P14">10 – le système indique le nombre d’emprunt en cours</text:p>
      <text:p text:style-name="P15">11 – <text:span text:style-name="T3">l’acteur annule l’action</text:span></text:p>
      <text:p text:style-name="P15"/>
      <text:p text:style-name="P5"><text:span text:style-name="T4">X</text:span>/ le client veut consulter un journal (<text:span text:style-name="T4">+</text:span>5 emprunt)</text:p>
      <text:p text:style-name="P14">10 – le système indique le nombre d’emprunt en cours</text:p>
      <text:p text:style-name="P14">11 – l’acteur <text:span text:style-name="T4">annule l’action</text:span></text:p>
      <text:p text:style-name="P14"/>
      <text:p text:style-name="P14"/>
      <text:p text:style-name="P14"/>
      <text:p text:style-name="P14"/>
      <text:p text:style-name="P14"/>
      <text:p text:style-name="P19">BONUS</text:p>
      <text:p text:style-name="P14"/>
      <text:p text:style-name="P14"/>
      <text:p text:style-name="P8">XI/ cas où l’emprunt dure plus de 4 semaines</text:p>
      <text:p text:style-name="P18">1 – l’acteur clique sur consultation fiche d’emprunt</text:p>
      <text:p text:style-name="P18">2 - le système affiche les fiches d’emprunt </text:p>
      <text:p text:style-name="P18">3 – l’acteur sélectionne une fiche d’emprunt</text:p>
      <text:p text:style-name="P18">4 - le système affiche la fiche d’emprunt</text:p>
      <text:p text:style-name="P18">5 – l’acteur clique sur envoyer une lettre de relance</text:p>
      <text:p text:style-name="P18">6 – le système envoie une lettre de relance</text:p>
      <text:p text:style-name="P18"/>
      <text:p text:style-name="P8">XII/ achat de nouvelles ressources</text:p>
      <text:p text:style-name="P18">1- l’acteur clique sur nouvelles ressource</text:p>
      <text:p text:style-name="P18">2 – le système affiche un formulaire</text:p>
      <text:p text:style-name="P18">3 – l’acteur remplie et valide le formulaire</text:p>
      <text:p text:style-name="P18">4 – le système demande une confirmation</text:p>
      <text:p text:style-name="P18">5 – l’acteur valide</text:p>
      <text:p text:style-name="P18">6 – le système affiche un récapitulatif</text:p>
      <text:p text:style-name="P18"><text:soft-page-break/>7 – l’acteur valide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5:15:00.032000000</meta:creation-date>
    <dc:date>2019-11-04T12:07:49.643000000</dc:date>
    <meta:editing-duration>PT2H32M6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76" meta:word-count="498" meta:character-count="3067" meta:non-whitespace-character-count="2591"/>
  </office:meta>
</office:document-meta>
</file>